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1f2" officeooo:paragraph-rsid="0013d1f2"/>
    </style:style>
    <style:style style:name="P2" style:family="paragraph" style:parent-style-name="Standard">
      <style:text-properties fo:color="#ff0000" loext:opacity="100%" fo:language="hu" fo:country="HU" officeooo:rsid="0013d1f2" officeooo:paragraph-rsid="0013d1f2"/>
    </style:style>
    <style:style style:name="P3" style:family="paragraph" style:parent-style-name="Standard">
      <style:text-properties fo:color="#ff0000" loext:opacity="100%" fo:language="hu" fo:country="HU" officeooo:rsid="0017b45a" officeooo:paragraph-rsid="0017b45a"/>
    </style:style>
    <style:style style:name="P4" style:family="paragraph" style:parent-style-name="Standard">
      <style:text-properties fo:color="#ff0000" loext:opacity="100%" fo:language="hu" fo:country="HU" officeooo:rsid="0018f6d4" officeooo:paragraph-rsid="0018f6d4"/>
    </style:style>
    <style:style style:name="P5" style:family="paragraph" style:parent-style-name="Standard">
      <style:text-properties fo:color="#ff0000" loext:opacity="100%" fo:language="hu" fo:country="HU" officeooo:rsid="00196f2d" officeooo:paragraph-rsid="00196f2d"/>
    </style:style>
    <style:style style:name="P6" style:family="paragraph" style:parent-style-name="Standard">
      <style:text-properties fo:color="#ff0000" loext:opacity="100%" fo:language="hu" fo:country="HU" officeooo:rsid="001bd440" officeooo:paragraph-rsid="001bd440"/>
    </style:style>
    <style:style style:name="P7" style:family="paragraph" style:parent-style-name="Standard">
      <style:text-properties fo:color="#ff0000" loext:opacity="100%" fo:language="hu" fo:country="HU" officeooo:rsid="001c45cc" officeooo:paragraph-rsid="001c45cc"/>
    </style:style>
    <style:style style:name="P8" style:family="paragraph" style:parent-style-name="Standard">
      <style:text-properties fo:color="#ff0000" loext:opacity="100%" fo:language="hu" fo:country="HU" officeooo:rsid="001d69de" officeooo:paragraph-rsid="001d69de"/>
    </style:style>
    <style:style style:name="P9" style:family="paragraph" style:parent-style-name="Standard">
      <style:text-properties fo:color="#000000" loext:opacity="100%" fo:language="hu" fo:country="HU" officeooo:rsid="0015a53d" officeooo:paragraph-rsid="0015a53d"/>
    </style:style>
    <style:style style:name="P10" style:family="paragraph" style:parent-style-name="Standard">
      <style:text-properties fo:color="#000000" loext:opacity="100%" fo:language="hu" fo:country="HU" officeooo:rsid="00164d8d" officeooo:paragraph-rsid="00164d8d"/>
    </style:style>
    <style:style style:name="T1" style:family="text">
      <style:text-properties officeooo:rsid="001939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Glossaries</text:p>
      <text:p text:style-name="P2">Beállítások – Szószedetek </text:p>
      <text:p text:style-name="P9">Display TBX glossaries context description</text:p>
      <text:p text:style-name="P8">Mutassa a TBX szószedetek magyarázat mezőinek tyartalmát</text:p>
      <text:p text:style-name="P9">Match term groups even if the terms appear separately</text:p>
      <text:p text:style-name="P4">Számítsanak találatnak a szócsoportok akkor is, ha a s<text:span text:style-name="T1">zócsoport szavai egymástól távol fordulnak elő a szövegben</text:span></text:p>
      <text:p text:style-name="P9">Use stemming</text:p>
      <text:p text:style-name="P3">Szótőfelismerés használata</text:p>
      <text:p text:style-name="P9">Replace matches when inserting source text </text:p>
      <text:p text:style-name="P5">Találatok behelyettesítése a forrásszöveg beszúrásakor</text:p>
      <text:p text:style-name="P9">Ignore matches with very different case (e.g. FOO vs foo)</text:p>
      <text:p text:style-name="P5">Hagyja figyelmen kívül a találatok nagyon eltérő kisbetűs-nagybetűs változatait (például FOO - foo)</text:p>
      <text:p text:style-name="P10">Layout: Default – Dictionaries</text:p>
      <text:p text:style-name="P6">Elrendezés: Alapértelmezett - Szótárelrendezés</text:p>
      <text:p text:style-name="P10">Merge alternate definitions of the same term</text:p>
      <text:p text:style-name="P7">Alternatív szószedeti egyezések összevonása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5:12:19.382000000</meta:creation-date>
    <meta:generator>LibreOffice/7.6.2.1$Windows_X86_64 LibreOffice_project/56f7684011345957bbf33a7ee678afaf4d2ba333</meta:generator>
    <dc:date>2023-11-28T15:26:04.078000000</dc:date>
    <meta:editing-duration>PT13M40S</meta:editing-duration>
    <meta:editing-cycles>11</meta:editing-cycles>
    <meta:document-statistic meta:table-count="0" meta:image-count="0" meta:object-count="0" meta:page-count="1" meta:paragraph-count="16" meta:word-count="97" meta:character-count="767" meta:non-whitespace-character-count="681"/>
  </office:meta>
</office:document-meta>
</file>